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1.2811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meeting about changes for financial report page and new enhancement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alignment issue 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browser specific issues assigned by sheerish to me,one is fixed and other has a impact so need to fixed that impact with hemant,as he was busy so that needs to be fixed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Approach and test cases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analyze the total code change and clear queries with snehal,then created a approach doc and then test cases for sorting enhancement for artist pag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new changes for financial report page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done all the changes as per client but there were impacts on alignment of tables so fixed all alignment issues and make all the changes as per clients note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/>
          <table:table-cell table:style-name="ce6"/>
          <table:table-cell table:style-name="ce11"/>
          <table:table-cell table:style-name="ce14"/>
          <table:table-cell table:style-name="ce16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20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27T20:36:09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20" meta:object-count="0"/>
  </office:meta>
</office:document-meta>
</file>